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31e8" officeooo:paragraph-rsid="001b31e8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6044" officeooo:paragraph-rsid="001c6044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1749" officeooo:paragraph-rsid="001e174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3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2nd</text:span> of <text:span text:style-name="T3">February</text:span> 202<text:span text:style-name="T3">2</text:span> under the <text:span text:style-name="T3">7th</text:span> PA Meeting.</text:p>
      <text:p text:style-name="P1"/>
      <text:p text:style-name="P1">The Assembly, recognising the current situation,</text:p>
      <text:p text:style-name="P1"/>
      <text:p text:style-name="P5">Constitutes the need to end the recognition of Spiral City because the founder is banned and the other member is inactive.</text:p>
      <text:p text:style-name="P6">The desert area under the Spiral City claim will become protected and property of the PA, the rest will become unclaimed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4">FVerndari</text:p>
      <text:p text:style-name="P4">eldegron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7-1: To end recognition of Spiral City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20:52:48.366056507</dc:date>
    <meta:editing-duration>PT2M57S</meta:editing-duration>
    <meta:editing-cycles>8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11" meta:word-count="79" meta:character-count="485" meta:non-whitespace-character-count="417"/>
  </office:meta>
</office:document-meta>
</file>